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9H08M10.022051S" calcext:value-type="time">
            <text:p>899:0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4H11M31.173S" calcext:value-type="time">
            <text:p>04:11</text:p>
          </table:table-cell>
          <table:table-cell table:style-name="ce3"/>
          <table:table-cell office:value-type="string" calcext:value-type="string">
            <text:p>Entryway lock progression cleanup, layout one-way loop logic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2H10M29.421S" calcext:value-type="time">
            <text:p>12: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08:07:50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6T11:50:02.934000000</dc:date>
    <meta:editing-duration>P39DT3H53M25S</meta:editing-duration>
    <meta:editing-cycles>1045</meta:editing-cycles>
    <meta:generator>LibreOffice/7.2.6.2$Windows_X86_64 LibreOffice_project/b0ec3a565991f7569a5a7f5d24fed7f52653d754</meta:generator>
    <meta:document-statistic meta:table-count="2" meta:cell-count="1353" meta:object-count="0"/>
  </office:meta>
</office:document-meta>
</file>